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/>
      <style:text-properties style:use-window-font-color="true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1" table:number-columns-repeated="2" table:default-cell-style-name="ce7"/>
        <table:table-column table:style-name="co1" table:number-columns-repeated="3" table:default-cell-style-name="ce10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USER</text:p>
          </table:table-cell>
          <table:table-cell table:style-name="ce4" office:value-type="string">
            <text:p>utilisateur réseau</text:p>
          </table:table-cell>
          <table:table-cell/>
          <table:table-cell table:style-name="ce4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ICON</text:p>
          </table:table-cell>
          <table:table-cell office:value-type="string">
            <text:p>ldapuser.png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Method.AdUser.php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0" office:value-type="string">
            <text:p>date de cré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500">
            <text:p>500</text:p>
          </table:table-cell>
          <table:table-cell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0" office:value-type="string">
            <text:p>date de modific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510">
            <text:p>510</text:p>
          </table:table-cell>
          <table:table-cell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520">
            <text:p>5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610">
            <text:p>6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GROUP</text:p>
          </table:table-cell>
          <table:table-cell table:style-name="ce4" office:value-type="string">
            <text:p>groupe réseau</text:p>
          </table:table-cell>
          <table:table-cell/>
          <table:table-cell table:style-name="ce4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ICON</text:p>
          </table:table-cell>
          <table:table-cell office:value-type="string">
            <text:p>ldapgroup.png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Method.AdGroup.php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/>
          <table:table-cell table:style-name="ce4" table:number-columns-repeated="252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cré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500">
            <text:p>500</text:p>
          </table:table-cell>
          <table:table-cell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modifica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4]+10" office:value-type="float" office:value="510">
            <text:p>510</text:p>
          </table:table-cell>
          <table:table-cell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5]+10" office:value-type="float" office:value="520">
            <text:p>5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6]+10"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0]+10" office:value-type="float" office:value="610">
            <text:p>6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POSIX</text:p>
          </table:table-cell>
          <table:table-cell/>
          <table:table-cell table:style-name="ce9" office:value-type="string">
            <text:p>POSIX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table:style-name="Default" office:value-type="string">
            <text:p>LDAP_POSIXGID</text:p>
          </table:table-cell>
          <table:table-cell office:value-type="string">
            <text:p>GRP_FR_POSIX</text:p>
          </table:table-cell>
          <table:table-cell table:style-name="Default" office:value-type="string">
            <text:p>identifi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sAMAccountName</text:p>
          </table:table-cell>
          <table:table-cell table:style-name="ce13" office:value-type="string">
            <text:p>us_login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reated</text:p>
          </table:table-cell>
          <table:table-cell table:style-name="ce13" office:value-type="string">
            <text:p>ldap_creat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hanged</text:p>
          </table:table-cell>
          <table:table-cell table:style-name="ce13" office:value-type="string">
            <text:p>ldap_chang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securityPrincipal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createTimestamp</text:p>
          </table:table-cell>
          <table:table-cell table:style-name="ce14" office:value-type="string">
            <text:p>ldap_creat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modifyTimestamp</text:p>
          </table:table-cell>
          <table:table-cell table:style-name="ce14" office:value-type="string">
            <text:p>ldap_chang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GROUP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GROUP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cn</text:p>
          </table:table-cell>
          <table:table-cell office:value-type="string">
            <text:p>US_LOGI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GROUP</text:p>
          </table:table-cell>
          <table:table-cell table:style-name="Default" office:value-type="string">
            <text:p>gidNumber</text:p>
          </table:table-cell>
          <table:table-cell table:style-name="Default" office:value-type="string">
            <text:p>LDAP_POSIXGID</text:p>
          </table:table-cell>
          <table:table-cell office:value-type="string">
            <text:p>posixGrou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 table:number-rows-repeated="30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/01/2007</text:date>, <text:time>18:4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31T18:42:18</dc:date>
    <dc:language>fr-FR</dc:language>
    <meta:editing-cycles>40</meta:editing-cycles>
    <meta:editing-duration>P3DT13H47M11S</meta:editing-duration>
    <meta:user-defined meta:name="Info 1"/>
    <meta:user-defined meta:name="Info 2"/>
    <meta:user-defined meta:name="Info 3"/>
    <meta:user-defined meta:name="Info 4"/>
    <meta:document-statistic meta:table-count="3" meta:cell-count="425"/>
  </office:meta>
</office:document-meta>
</file>